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6.15cm"/>
    </style:style>
    <style:style style:name="co3" style:family="table-column">
      <style:table-column-properties fo:break-before="auto" style:column-width="21.9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invalid filename characters.</text:p>
          </table:table-cell>
          <table:table-cell office:value-type="string">
            <text:p>Este nombre de complejo no es valido, asegurate de excluir caracteres de nombre de archivo invalido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leftmousebutton</text:p>
          </table:table-cell>
          <table:table-cell office:value-type="string">
            <text:p>Left Click</text:p>
          </table:table-cell>
          <table:table-cell office:value-type="string">
            <text:p>Click Izquierdo</text:p>
          </table:table-cell>
        </table:table-row>
        <table:table-row table:style-name="ro1">
          <table:table-cell office:value-type="string">
            <text:p>rightmousebutton</text:p>
          </table:table-cell>
          <table:table-cell office:value-type="string">
            <text:p>Right Click</text:p>
          </table:table-cell>
          <table:table-cell office:value-type="string">
            <text:p>Click Derecho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Choose a resort to play!</text:p>
          </table:table-cell>
          <table:table-cell office:value-type="string">
            <text:p>¡Escoge una partida para jugar!</text:p>
          </table:table-cell>
        </table:table-row>
        <table:table-row table:style-name="ro2">
          <table:table-cell office:value-type="string">
            <text:p>confirmation_warning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movement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 / Pull Item</text:p>
          </table:table-cell>
          <table:table-cell office:value-type="string">
            <text:p>Cancelar / Sacar Item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</text:p>
          </table:table-cell>
          <table:table-cell office:value-type="string">
            <text:p>Agarrar</text:p>
          </table:table-cell>
        </table:table-row>
        <table:table-row table:style-name="ro1">
          <table:table-cell office:value-type="string">
            <text:p>controls_inventory</text:p>
          </table:table-cell>
          <table:table-cell office:value-type="string">
            <text:p>Inventory</text:p>
          </table:table-cell>
          <table:table-cell office:value-type="string">
            <text:p>Inventario</text:p>
          </table:table-cell>
        </table:table-row>
        <table:table-row table:style-name="ro1">
          <table:table-cell office:value-type="string">
            <text:p>controls_generations</text:p>
          </table:table-cell>
          <table:table-cell office:value-type="string">
            <text:p>Generations Album</text:p>
          </table:table-cell>
          <table:table-cell office:value-type="string">
            <text:p>Album de Generacion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Aphids need to be taken care of.</text:p>
            <text:p>Give them [color=cyan]food and water[/color]!</text:p>
          </table:table-cell>
          <table:table-cell office:value-type="string">
            <text:p>Áfidos requieren de cuidado.</text:p>
            <text:p>Dales de [color=cyan]comer y beber[/color]!</text:p>
          </table:table-cell>
        </table:table-row>
        <table:table-row table:style-name="ro3">
          <table:table-cell office:value-type="string">
            <text:p>help_desc_1</text:p>
          </table:table-cell>
          <table:table-cell office:value-type="string">
            <text:p>You can buy supplies at the [pulse freq=1.0 color=crimson ease=-2.0]store[/pulse], </text:p>
            <text:p>simply stand in front of it and interact with it.</text:p>
          </table:table-cell>
          <table:table-cell office:value-type="string">
            <text:p>Compra provisiones en la [pulse freq=1.0 color=crimson ease=-2.0]tienda[/pulse],</text:p>
            <text:p>simplemente situate enfrente de ella e interactua.</text:p>
          </table:table-cell>
        </table:table-row>
        <table:table-row table:style-name="ro1">
          <table:table-cell office:value-type="string">
            <text:p>help_desc_2</text:p>
          </table:table-cell>
          <table:table-cell office:value-type="string">
            <text:p>Interact with [color=#e33d00]outlined[/color] aphids to harvest them for money.</text:p>
          </table:table-cell>
          <table:table-cell office:value-type="string">
            <text:p>Interactua con aphids [color=#e33d00]delineados[/color] para cultivarlos por dinero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4">
          <table:table-cell office:value-type="string">
            <text:p>credits_note</text:p>
          </table:table-cell>
          <table:table-cell office:value-type="string">
            <text:p>Made in the Godot Engine 4</text:p>
            <text:p/>
            <text:p>Registered trademarks and copyrights belong to Moonsprout Games</text:p>
            <text:p/>
            <text:p>“Rustling leaves” by Pixabay</text:p>
            <text:p>“Camera Flash” by irinairinafomicheva at Pixabay</text:p>
            <text:p>Various SFX created with jsfxr</text:p>
            <text:p/>
            <text:p>3D Aphid Model by Leo (leo6804)</text:p>
            <text:p/>
            <text:p>Inspired by the fan game Chao Resort Island by Nefault1st. </text:p>
            <text:p>You should check them out!</text:p>
          </table:table-cell>
          <table:table-cell office:value-type="string">
            <text:p>Hecho en el motor Godot 4</text:p>
            <text:p/>
            <text:p>Marcas registradas y derechos de autor le pertenecen a Moonsprout Games.</text:p>
            <text:p/>
            <text:p>“Rustling leaves” por Pixabay</text:p>
            <text:p>“Camera Flash” por irinairinafomicheva en Pixabay</text:p>
            <text:p>Varios otros SFX creados en jsfxr</text:p>
            <text:p/>
            <text:p>Áfido Modelo 3D por Leo (leo6804)</text:p>
            <text:p/>
            <text:p>Inspirado por el juego Chao Resort Island hecho por Nefault1st. </text:p>
            <text:p>Echale un vistazo!</text:p>
          </table:table-cell>
        </table:table-row>
        <table:table-row table:style-name="ro3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limentos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Ã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Ãfido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31">31/08/2024</text:date>, <text:time>21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8-31T21:31:56.18</dc:date>
    <dc:creator>Summer </dc:creator>
    <meta:editing-duration>PT4H25M20S</meta:editing-duration>
    <meta:editing-cycles>46</meta:editing-cycles>
    <meta:document-statistic meta:table-count="1" meta:cell-count="191" meta:object-count="0"/>
  </office:meta>
</office:document-meta>
</file>